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1.5508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5" table:default-cell-style-name="Default"/>
        <table:table-row table:style-name="ro1">
          <table:table-cell office:value-type="string">
            <text:p>a name</text:p>
          </table:table-cell>
          <table:table-cell office:value-type="string">
            <text:p><text:s/>a followers</text:p>
          </table:table-cell>
          <table:table-cell office:value-type="string">
            <text:p><text:s/>b name</text:p>
          </table:table-cell>
          <table:table-cell office:value-type="string">
            <text:p><text:s/>b followers</text:p>
          </table:table-cell>
          <table:table-cell office:value-type="string">
            <text:p><text:s/>ab friend</text:p>
          </table:table-cell>
          <table:table-cell office:value-type="string">
            <text:p>ab %age of a</text:p>
          </table:table-cell>
          <table:table-cell office:value-type="string">
            <text:p>ab %age of b</text:p>
          </table:table-cell>
          <table:table-cell office:value-type="string">
            <text:p>dev from mean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InStyle</text:p>
          </table:table-cell>
          <table:table-cell office:value-type="float" office:value="2192695">
            <text:p>2192695</text:p>
          </table:table-cell>
          <table:table-cell office:value-type="float" office:value="2980">
            <text:p>2980</text:p>
          </table:table-cell>
          <table:table-cell table:formula="of:=[.E2]/[.B2]" office:value-type="percentage" office:value="0.147276860729465">
            <text:p>14.73%</text:p>
          </table:table-cell>
          <table:table-cell table:formula="of:=[.E2]/[.D2]" office:value-type="percentage" office:value="0.00135905814534169">
            <text:p>0.14%</text:p>
          </table:table-cell>
          <table:table-cell table:formula="of:=[.G2]-[.$G$51]" office:value-type="percentage" office:value="0.000862816019313316">
            <text:p>0.09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Starbucks Coffee</text:p>
          </table:table-cell>
          <table:table-cell office:value-type="float" office:value="2606645">
            <text:p>2606645</text:p>
          </table:table-cell>
          <table:table-cell office:value-type="float" office:value="3186">
            <text:p>3186</text:p>
          </table:table-cell>
          <table:table-cell table:formula="of:=[.E3]/[.B3]" office:value-type="percentage" office:value="0.15745774439063">
            <text:p>15.75%</text:p>
          </table:table-cell>
          <table:table-cell table:formula="of:=[.E3]/[.D3]" office:value-type="percentage" office:value="0.00122226079884296">
            <text:p>0.12%</text:p>
          </table:table-cell>
          <table:table-cell table:formula="of:=[.G3]-[.$G$51]" office:value-type="percentage" office:value="0.000726018672814582">
            <text:p>0.07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Nicole Richie</text:p>
          </table:table-cell>
          <table:table-cell office:value-type="float" office:value="3377631">
            <text:p>3377631</text:p>
          </table:table-cell>
          <table:table-cell office:value-type="float" office:value="3280">
            <text:p>3280</text:p>
          </table:table-cell>
          <table:table-cell table:formula="of:=[.E4]/[.B4]" office:value-type="percentage" office:value="0.162103390333103">
            <text:p>16.21%</text:p>
          </table:table-cell>
          <table:table-cell table:formula="of:=[.E4]/[.D4]" office:value-type="percentage" office:value="0.000971094829482557">
            <text:p>0.10%</text:p>
          </table:table-cell>
          <table:table-cell table:formula="of:=[.G4]-[.$G$51]" office:value-type="percentage" office:value="0.000474852703454183">
            <text:p>0.05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People magazine</text:p>
          </table:table-cell>
          <table:table-cell office:value-type="float" office:value="3832680">
            <text:p>3832680</text:p>
          </table:table-cell>
          <table:table-cell office:value-type="float" office:value="3538">
            <text:p>3538</text:p>
          </table:table-cell>
          <table:table-cell table:formula="of:=[.E5]/[.B5]" office:value-type="percentage" office:value="0.174854205792231">
            <text:p>17.49%</text:p>
          </table:table-cell>
          <table:table-cell table:formula="of:=[.E5]/[.D5]" office:value-type="percentage" office:value="0.000923113852447895">
            <text:p>0.09%</text:p>
          </table:table-cell>
          <table:table-cell table:formula="of:=[.G5]-[.$G$51]" office:value-type="percentage" office:value="0.000426871726419521">
            <text:p>0.04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MTV</text:p>
          </table:table-cell>
          <table:table-cell office:value-type="float" office:value="4475413">
            <text:p>4475413</text:p>
          </table:table-cell>
          <table:table-cell office:value-type="float" office:value="3989">
            <text:p>3989</text:p>
          </table:table-cell>
          <table:table-cell table:formula="of:=[.E6]/[.B6]" office:value-type="percentage" office:value="0.197143421963033">
            <text:p>19.71%</text:p>
          </table:table-cell>
          <table:table-cell table:formula="of:=[.E6]/[.D6]" office:value-type="percentage" office:value="0.00089131438819166">
            <text:p>0.09%</text:p>
          </table:table-cell>
          <table:table-cell table:formula="of:=[.G6]-[.$G$51]" office:value-type="percentage" office:value="0.000395072262163285">
            <text:p>0.04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Lindsay Lohan</text:p>
          </table:table-cell>
          <table:table-cell office:value-type="float" office:value="3792781">
            <text:p>3792781</text:p>
          </table:table-cell>
          <table:table-cell office:value-type="float" office:value="2975">
            <text:p>2975</text:p>
          </table:table-cell>
          <table:table-cell table:formula="of:=[.E7]/[.B7]" office:value-type="percentage" office:value="0.147029751902738">
            <text:p>14.70%</text:p>
          </table:table-cell>
          <table:table-cell table:formula="of:=[.E7]/[.D7]" office:value-type="percentage" office:value="0.000784384861662195">
            <text:p>0.08%</text:p>
          </table:table-cell>
          <table:table-cell table:formula="of:=[.G7]-[.$G$51]" office:value-type="percentage" office:value="0.00028814273563382">
            <text:p>0.03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CNN</text:p>
          </table:table-cell>
          <table:table-cell office:value-type="float" office:value="4949674">
            <text:p>4949674</text:p>
          </table:table-cell>
          <table:table-cell office:value-type="float" office:value="3804">
            <text:p>3804</text:p>
          </table:table-cell>
          <table:table-cell table:formula="of:=[.E8]/[.B8]" office:value-type="percentage" office:value="0.188000395374123">
            <text:p>18.80%</text:p>
          </table:table-cell>
          <table:table-cell table:formula="of:=[.E8]/[.D8]" office:value-type="percentage" office:value="0.000768535463143633">
            <text:p>0.08%</text:p>
          </table:table-cell>
          <table:table-cell table:formula="of:=[.G8]-[.$G$51]" office:value-type="percentage" office:value="0.000272293337115258">
            <text:p>0.03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The New York Times</text:p>
          </table:table-cell>
          <table:table-cell office:value-type="float" office:value="5407270">
            <text:p>5407270</text:p>
          </table:table-cell>
          <table:table-cell office:value-type="float" office:value="3940">
            <text:p>3940</text:p>
          </table:table-cell>
          <table:table-cell table:formula="of:=[.E9]/[.B9]" office:value-type="percentage" office:value="0.194721755461105">
            <text:p>19.47%</text:p>
          </table:table-cell>
          <table:table-cell table:formula="of:=[.E9]/[.D9]" office:value-type="percentage" office:value="0.000728648652647269">
            <text:p>0.07%</text:p>
          </table:table-cell>
          <table:table-cell table:formula="of:=[.G9]-[.$G$51]" office:value-type="percentage" office:value="0.000232406526618894">
            <text:p>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Perez Hilton</text:p>
          </table:table-cell>
          <table:table-cell office:value-type="float" office:value="5110167">
            <text:p>5110167</text:p>
          </table:table-cell>
          <table:table-cell office:value-type="float" office:value="3693">
            <text:p>3693</text:p>
          </table:table-cell>
          <table:table-cell table:formula="of:=[.E10]/[.B10]" office:value-type="percentage" office:value="0.182514579420777">
            <text:p>18.25%</text:p>
          </table:table-cell>
          <table:table-cell table:formula="of:=[.E10]/[.D10]" office:value-type="percentage" office:value="0.000722676969265388">
            <text:p>0.07%</text:p>
          </table:table-cell>
          <table:table-cell table:formula="of:=[.G10]-[.$G$51]" office:value-type="percentage" office:value="0.000226434843237013">
            <text:p>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E! Online</text:p>
          </table:table-cell>
          <table:table-cell office:value-type="float" office:value="4612508">
            <text:p>4612508</text:p>
          </table:table-cell>
          <table:table-cell office:value-type="float" office:value="3203">
            <text:p>3203</text:p>
          </table:table-cell>
          <table:table-cell table:formula="of:=[.E11]/[.B11]" office:value-type="percentage" office:value="0.158297914401502">
            <text:p>15.83%</text:p>
          </table:table-cell>
          <table:table-cell table:formula="of:=[.E11]/[.D11]" office:value-type="percentage" office:value="0.000694416139766045">
            <text:p>0.07%</text:p>
          </table:table-cell>
          <table:table-cell table:formula="of:=[.G11]-[.$G$51]" office:value-type="percentage" office:value="0.00019817401373767">
            <text:p>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Demi Moore</text:p>
          </table:table-cell>
          <table:table-cell office:value-type="float" office:value="5224885">
            <text:p>5224885</text:p>
          </table:table-cell>
          <table:table-cell office:value-type="float" office:value="3567">
            <text:p>3567</text:p>
          </table:table-cell>
          <table:table-cell table:formula="of:=[.E12]/[.B12]" office:value-type="percentage" office:value="0.176287436987249">
            <text:p>17.63%</text:p>
          </table:table-cell>
          <table:table-cell table:formula="of:=[.E12]/[.D12]" office:value-type="percentage" office:value="0.000682694451648218">
            <text:p>0.07%</text:p>
          </table:table-cell>
          <table:table-cell table:formula="of:=[.G12]-[.$G$51]" office:value-type="percentage" office:value="0.000186452325619843">
            <text:p>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Tyra Banks</text:p>
          </table:table-cell>
          <table:table-cell office:value-type="float" office:value="6462703">
            <text:p>6462703</text:p>
          </table:table-cell>
          <table:table-cell office:value-type="float" office:value="3965">
            <text:p>3965</text:p>
          </table:table-cell>
          <table:table-cell table:formula="of:=[.E13]/[.B13]" office:value-type="percentage" office:value="0.195957299594742">
            <text:p>19.60%</text:p>
          </table:table-cell>
          <table:table-cell table:formula="of:=[.E13]/[.D13]" office:value-type="percentage" office:value="0.000613520379940096">
            <text:p>0.06%</text:p>
          </table:table-cell>
          <table:table-cell table:formula="of:=[.G13]-[.$G$51]" office:value-type="percentage" office:value="0.000117278253911721">
            <text:p>0.01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Ryan Seacrest</text:p>
          </table:table-cell>
          <table:table-cell office:value-type="float" office:value="7113542">
            <text:p>7113542</text:p>
          </table:table-cell>
          <table:table-cell office:value-type="float" office:value="4344">
            <text:p>4344</text:p>
          </table:table-cell>
          <table:table-cell table:formula="of:=[.E14]/[.B14]" office:value-type="percentage" office:value="0.21468814866067">
            <text:p>21.47%</text:p>
          </table:table-cell>
          <table:table-cell table:formula="of:=[.E14]/[.D14]" office:value-type="percentage" office:value="0.000610666247559936">
            <text:p>0.06%</text:p>
          </table:table-cell>
          <table:table-cell table:formula="of:=[.G14]-[.$G$51]" office:value-type="percentage" office:value="0.000114424121531561">
            <text:p>0.01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Conan O'Brien</text:p>
          </table:table-cell>
          <table:table-cell office:value-type="float" office:value="5931055">
            <text:p>5931055</text:p>
          </table:table-cell>
          <table:table-cell office:value-type="float" office:value="3584">
            <text:p>3584</text:p>
          </table:table-cell>
          <table:table-cell table:formula="of:=[.E15]/[.B15]" office:value-type="percentage" office:value="0.177127606998122">
            <text:p>17.71%</text:p>
          </table:table-cell>
          <table:table-cell table:formula="of:=[.E15]/[.D15]" office:value-type="percentage" office:value="0.000604276979390682">
            <text:p>0.06%</text:p>
          </table:table-cell>
          <table:table-cell table:formula="of:=[.G15]-[.$G$51]" office:value-type="percentage" office:value="0.000108034853362307">
            <text:p>0.01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CNN Breaking News</text:p>
          </table:table-cell>
          <table:table-cell office:value-type="float" office:value="7884488">
            <text:p>7884488</text:p>
          </table:table-cell>
          <table:table-cell office:value-type="float" office:value="4619">
            <text:p>4619</text:p>
          </table:table-cell>
          <table:table-cell table:formula="of:=[.E16]/[.B16]" office:value-type="percentage" office:value="0.228279134130671">
            <text:p>22.83%</text:p>
          </table:table-cell>
          <table:table-cell table:formula="of:=[.E16]/[.D16]" office:value-type="percentage" office:value="0.000585833855032819">
            <text:p>0.06%</text:p>
          </table:table-cell>
          <table:table-cell table:formula="of:=[.G16]-[.$G$51]" office:value-type="percentage" office:value="0.0000895917290044439">
            <text:p>0.01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Paris Hilton</text:p>
          </table:table-cell>
          <table:table-cell office:value-type="float" office:value="7757467">
            <text:p>7757467</text:p>
          </table:table-cell>
          <table:table-cell office:value-type="float" office:value="4315">
            <text:p>4315</text:p>
          </table:table-cell>
          <table:table-cell table:formula="of:=[.E17]/[.B17]" office:value-type="percentage" office:value="0.213254917465652">
            <text:p>21.33%</text:p>
          </table:table-cell>
          <table:table-cell table:formula="of:=[.E17]/[.D17]" office:value-type="percentage" office:value="0.000556238266949766">
            <text:p>0.06%</text:p>
          </table:table-cell>
          <table:table-cell table:formula="of:=[.G17]-[.$G$51]" office:value-type="percentage" office:value="0.000059996140921391">
            <text:p>0.01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jimmy fallon</text:p>
          </table:table-cell>
          <table:table-cell office:value-type="float" office:value="5764989">
            <text:p>5764989</text:p>
          </table:table-cell>
          <table:table-cell office:value-type="float" office:value="3107">
            <text:p>3107</text:p>
          </table:table-cell>
          <table:table-cell table:formula="of:=[.E18]/[.B18]" office:value-type="percentage" office:value="0.153553424928338">
            <text:p>15.36%</text:p>
          </table:table-cell>
          <table:table-cell table:formula="of:=[.E18]/[.D18]" office:value-type="percentage" office:value="0.000538942919058475">
            <text:p>0.05%</text:p>
          </table:table-cell>
          <table:table-cell table:formula="of:=[.G18]-[.$G$51]" office:value-type="percentage" office:value="0.0000427007930301003">
            <text:p>0.00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iamdiddy</text:p>
          </table:table-cell>
          <table:table-cell office:value-type="float" office:value="5774758">
            <text:p>5774758</text:p>
          </table:table-cell>
          <table:table-cell office:value-type="float" office:value="3031">
            <text:p>3031</text:p>
          </table:table-cell>
          <table:table-cell table:formula="of:=[.E19]/[.B19]" office:value-type="percentage" office:value="0.149797370762084">
            <text:p>14.98%</text:p>
          </table:table-cell>
          <table:table-cell table:formula="of:=[.E19]/[.D19]" office:value-type="percentage" office:value="0.000524870479420956">
            <text:p>0.05%</text:p>
          </table:table-cell>
          <table:table-cell table:formula="of:=[.G19]-[.$G$51]" office:value-type="percentage" office:value="0.0000286283533925809">
            <text:p>0.00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TwitPic</text:p>
          </table:table-cell>
          <table:table-cell office:value-type="float" office:value="7616756">
            <text:p>7616756</text:p>
          </table:table-cell>
          <table:table-cell office:value-type="float" office:value="3954">
            <text:p>3954</text:p>
          </table:table-cell>
          <table:table-cell table:formula="of:=[.E20]/[.B20]" office:value-type="percentage" office:value="0.195413660175941">
            <text:p>19.54%</text:p>
          </table:table-cell>
          <table:table-cell table:formula="of:=[.E20]/[.D20]" office:value-type="percentage" office:value="0.000519118637908317">
            <text:p>0.05%</text:p>
          </table:table-cell>
          <table:table-cell table:formula="of:=[.G20]-[.$G$51]" office:value-type="percentage" office:value="0.0000228765118799419">
            <text:p>0.00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Ellen DeGeneres</text:p>
          </table:table-cell>
          <table:table-cell office:value-type="float" office:value="11952846">
            <text:p>11952846</text:p>
          </table:table-cell>
          <table:table-cell office:value-type="float" office:value="6066">
            <text:p>6066</text:p>
          </table:table-cell>
          <table:table-cell table:formula="of:=[.E21]/[.B21]" office:value-type="percentage" office:value="0.299792428585549">
            <text:p>29.98%</text:p>
          </table:table-cell>
          <table:table-cell table:formula="of:=[.E21]/[.D21]" office:value-type="percentage" office:value="0.00050749419845282">
            <text:p>0.05%</text:p>
          </table:table-cell>
          <table:table-cell table:formula="of:=[.G21]-[.$G$51]" office:value-type="percentage" office:value="0.0000112520724244455">
            <text:p>0.00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Oprah Winfrey</text:p>
          </table:table-cell>
          <table:table-cell office:value-type="float" office:value="12259709">
            <text:p>12259709</text:p>
          </table:table-cell>
          <table:table-cell office:value-type="float" office:value="6131">
            <text:p>6131</text:p>
          </table:table-cell>
          <table:table-cell table:formula="of:=[.E22]/[.B22]" office:value-type="percentage" office:value="0.303004843333004">
            <text:p>30.30%</text:p>
          </table:table-cell>
          <table:table-cell table:formula="of:=[.E22]/[.D22]" office:value-type="percentage" office:value="0.000500093436149259">
            <text:p>0.05%</text:p>
          </table:table-cell>
          <table:table-cell table:formula="of:=[.G22]-[.$G$51]" office:value-type="percentage" office:value="0.0000038513101208844">
            <text:p>0.00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Jennifer Lopez</text:p>
          </table:table-cell>
          <table:table-cell office:value-type="float" office:value="8625431">
            <text:p>8625431</text:p>
          </table:table-cell>
          <table:table-cell office:value-type="float" office:value="3976">
            <text:p>3976</text:p>
          </table:table-cell>
          <table:table-cell table:formula="of:=[.E23]/[.B23]" office:value-type="percentage" office:value="0.196500939013542">
            <text:p>19.65%</text:p>
          </table:table-cell>
          <table:table-cell table:formula="of:=[.E23]/[.D23]" office:value-type="percentage" office:value="0.000460962472483984">
            <text:p>0.05%</text:p>
          </table:table-cell>
          <table:table-cell table:formula="of:=[.G23]-[.$G$51]" office:value-type="percentage" office:value="-0.0000352796535443912">
            <text:p>0.00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Bill Gates</text:p>
          </table:table-cell>
          <table:table-cell office:value-type="float" office:value="7100815">
            <text:p>7100815</text:p>
          </table:table-cell>
          <table:table-cell office:value-type="float" office:value="3241">
            <text:p>3241</text:p>
          </table:table-cell>
          <table:table-cell table:formula="of:=[.E24]/[.B24]" office:value-type="percentage" office:value="0.16017594148463">
            <text:p>16.02%</text:p>
          </table:table-cell>
          <table:table-cell table:formula="of:=[.E24]/[.D24]" office:value-type="percentage" office:value="0.000456426480622295">
            <text:p>0.05%</text:p>
          </table:table-cell>
          <table:table-cell table:formula="of:=[.G24]-[.$G$51]" office:value-type="percentage" office:value="-0.0000398156454060802">
            <text:p>0.00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Mariah Carey</text:p>
          </table:table-cell>
          <table:table-cell office:value-type="float" office:value="7377412">
            <text:p>7377412</text:p>
          </table:table-cell>
          <table:table-cell office:value-type="float" office:value="3332">
            <text:p>3332</text:p>
          </table:table-cell>
          <table:table-cell table:formula="of:=[.E25]/[.B25]" office:value-type="percentage" office:value="0.164673322131067">
            <text:p>16.47%</text:p>
          </table:table-cell>
          <table:table-cell table:formula="of:=[.E25]/[.D25]" office:value-type="percentage" office:value="0.000451648898014643">
            <text:p>0.05%</text:p>
          </table:table-cell>
          <table:table-cell table:formula="of:=[.G25]-[.$G$51]" office:value-type="percentage" office:value="-0.0000445932280137324">
            <text:p>0.00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UberSocial </text:p>
          </table:table-cell>
          <table:table-cell office:value-type="float" office:value="7173091">
            <text:p>7173091</text:p>
          </table:table-cell>
          <table:table-cell office:value-type="float" office:value="3232">
            <text:p>3232</text:p>
          </table:table-cell>
          <table:table-cell table:formula="of:=[.E26]/[.B26]" office:value-type="percentage" office:value="0.159731145596521">
            <text:p>15.97%</text:p>
          </table:table-cell>
          <table:table-cell table:formula="of:=[.E26]/[.D26]" office:value-type="percentage" office:value="0.000450572842307452">
            <text:p>0.05%</text:p>
          </table:table-cell>
          <table:table-cell table:formula="of:=[.G26]-[.$G$51]" office:value-type="percentage" office:value="-0.0000456692837209234">
            <text:p>0.00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Alicia Keys</text:p>
          </table:table-cell>
          <table:table-cell office:value-type="float" office:value="8225767">
            <text:p>8225767</text:p>
          </table:table-cell>
          <table:table-cell office:value-type="float" office:value="3695">
            <text:p>3695</text:p>
          </table:table-cell>
          <table:table-cell table:formula="of:=[.E27]/[.B27]" office:value-type="percentage" office:value="0.182613422951468">
            <text:p>18.26%</text:p>
          </table:table-cell>
          <table:table-cell table:formula="of:=[.E27]/[.D27]" office:value-type="percentage" office:value="0.000449198232821328">
            <text:p>0.04%</text:p>
          </table:table-cell>
          <table:table-cell table:formula="of:=[.G27]-[.$G$51]" office:value-type="percentage" office:value="-0.0000470438932070466">
            <text:p>0.00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ashton kutcher</text:p>
          </table:table-cell>
          <table:table-cell office:value-type="float" office:value="11175808">
            <text:p>11175808</text:p>
          </table:table-cell>
          <table:table-cell office:value-type="float" office:value="4856">
            <text:p>4856</text:p>
          </table:table-cell>
          <table:table-cell table:formula="of:=[.E28]/[.B28]" office:value-type="percentage" office:value="0.239992092517545">
            <text:p>24.00%</text:p>
          </table:table-cell>
          <table:table-cell table:formula="of:=[.E28]/[.D28]" office:value-type="percentage" office:value="0.000434509970106859">
            <text:p>0.04%</text:p>
          </table:table-cell>
          <table:table-cell table:formula="of:=[.G28]-[.$G$51]" office:value-type="percentage" office:value="-0.0000617321559215155">
            <text:p>-0.01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KhloéKardashianOdom</text:p>
          </table:table-cell>
          <table:table-cell office:value-type="float" office:value="7157806">
            <text:p>7157806</text:p>
          </table:table-cell>
          <table:table-cell office:value-type="float" office:value="3057">
            <text:p>3057</text:p>
          </table:table-cell>
          <table:table-cell table:formula="of:=[.E29]/[.B29]" office:value-type="percentage" office:value="0.151082336661066">
            <text:p>15.11%</text:p>
          </table:table-cell>
          <table:table-cell table:formula="of:=[.E29]/[.D29]" office:value-type="percentage" office:value="0.0004270861769654">
            <text:p>0.04%</text:p>
          </table:table-cell>
          <table:table-cell table:formula="of:=[.G29]-[.$G$51]" office:value-type="percentage" office:value="-0.0000691559490629752">
            <text:p>-0.01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Kanye West</text:p>
          </table:table-cell>
          <table:table-cell office:value-type="float" office:value="7817334">
            <text:p>7817334</text:p>
          </table:table-cell>
          <table:table-cell office:value-type="float" office:value="3314">
            <text:p>3314</text:p>
          </table:table-cell>
          <table:table-cell table:formula="of:=[.E30]/[.B30]" office:value-type="percentage" office:value="0.163783730354848">
            <text:p>16.38%</text:p>
          </table:table-cell>
          <table:table-cell table:formula="of:=[.E30]/[.D30]" office:value-type="percentage" office:value="0.00042392969265481">
            <text:p>0.04%</text:p>
          </table:table-cell>
          <table:table-cell table:formula="of:=[.G30]-[.$G$51]" office:value-type="percentage" office:value="-0.0000723124333735645">
            <text:p>-0.01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Coldplay</text:p>
          </table:table-cell>
          <table:table-cell office:value-type="float" office:value="7338665">
            <text:p>7338665</text:p>
          </table:table-cell>
          <table:table-cell office:value-type="float" office:value="3066">
            <text:p>3066</text:p>
          </table:table-cell>
          <table:table-cell table:formula="of:=[.E31]/[.B31]" office:value-type="percentage" office:value="0.151527132549175">
            <text:p>15.15%</text:p>
          </table:table-cell>
          <table:table-cell table:formula="of:=[.E31]/[.D31]" office:value-type="percentage" office:value="0.00041778715883611">
            <text:p>0.04%</text:p>
          </table:table-cell>
          <table:table-cell table:formula="of:=[.G31]-[.$G$51]" office:value-type="percentage" office:value="-0.0000784549671922651">
            <text:p>-0.01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Justin Timberlake </text:p>
          </table:table-cell>
          <table:table-cell office:value-type="float" office:value="12138894">
            <text:p>12138894</text:p>
          </table:table-cell>
          <table:table-cell office:value-type="float" office:value="4936">
            <text:p>4936</text:p>
          </table:table-cell>
          <table:table-cell table:formula="of:=[.E32]/[.B32]" office:value-type="percentage" office:value="0.243945833745181">
            <text:p>24.39%</text:p>
          </table:table-cell>
          <table:table-cell table:formula="of:=[.E32]/[.D32]" office:value-type="percentage" office:value="0.000406626831077032">
            <text:p>0.04%</text:p>
          </table:table-cell>
          <table:table-cell table:formula="of:=[.G32]-[.$G$51]" office:value-type="percentage" office:value="-0.0000896152949513427">
            <text:p>-0.01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Jim Carrey</text:p>
          </table:table-cell>
          <table:table-cell office:value-type="float" office:value="8168045">
            <text:p>8168045</text:p>
          </table:table-cell>
          <table:table-cell office:value-type="float" office:value="3269">
            <text:p>3269</text:p>
          </table:table-cell>
          <table:table-cell table:formula="of:=[.E33]/[.B33]" office:value-type="percentage" office:value="0.161559750914303">
            <text:p>16.16%</text:p>
          </table:table-cell>
          <table:table-cell table:formula="of:=[.E33]/[.D33]" office:value-type="percentage" office:value="0.000400218167260342">
            <text:p>0.04%</text:p>
          </table:table-cell>
          <table:table-cell table:formula="of:=[.G33]-[.$G$51]" office:value-type="percentage" office:value="-0.000096023958768033">
            <text:p>-0.01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P!nk</text:p>
          </table:table-cell>
          <table:table-cell office:value-type="float" office:value="9225297">
            <text:p>9225297</text:p>
          </table:table-cell>
          <table:table-cell office:value-type="float" office:value="3665">
            <text:p>3665</text:p>
          </table:table-cell>
          <table:table-cell table:formula="of:=[.E34]/[.B34]" office:value-type="percentage" office:value="0.181130769991104">
            <text:p>18.11%</text:p>
          </table:table-cell>
          <table:table-cell table:formula="of:=[.E34]/[.D34]" office:value-type="percentage" office:value="0.00039727718251239">
            <text:p>0.04%</text:p>
          </table:table-cell>
          <table:table-cell table:formula="of:=[.G34]-[.$G$51]" office:value-type="percentage" office:value="-0.0000989649435159854">
            <text:p>-0.01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Twitter</text:p>
          </table:table-cell>
          <table:table-cell office:value-type="float" office:value="11308866">
            <text:p>11308866</text:p>
          </table:table-cell>
          <table:table-cell office:value-type="float" office:value="4447">
            <text:p>4447</text:p>
          </table:table-cell>
          <table:table-cell table:formula="of:=[.E35]/[.B35]" office:value-type="percentage" office:value="0.219778590491252">
            <text:p>21.98%</text:p>
          </table:table-cell>
          <table:table-cell table:formula="of:=[.E35]/[.D35]" office:value-type="percentage" office:value="0.000393231293040346">
            <text:p>0.04%</text:p>
          </table:table-cell>
          <table:table-cell table:formula="of:=[.G35]-[.$G$51]" office:value-type="percentage" office:value="-0.000103010832988029">
            <text:p>-0.01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YouTube</text:p>
          </table:table-cell>
          <table:table-cell office:value-type="float" office:value="14006400">
            <text:p>14006400</text:p>
          </table:table-cell>
          <table:table-cell office:value-type="float" office:value="4921">
            <text:p>4921</text:p>
          </table:table-cell>
          <table:table-cell table:formula="of:=[.E36]/[.B36]" office:value-type="percentage" office:value="0.243204507264999">
            <text:p>24.32%</text:p>
          </table:table-cell>
          <table:table-cell table:formula="of:=[.E36]/[.D36]" office:value-type="percentage" office:value="0.000351339387708476">
            <text:p>0.04%</text:p>
          </table:table-cell>
          <table:table-cell table:formula="of:=[.G36]-[.$G$51]" office:value-type="percentage" office:value="-0.000144902738319899">
            <text:p>-0.01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Bruno Mars</text:p>
          </table:table-cell>
          <table:table-cell office:value-type="float" office:value="10313616">
            <text:p>10313616</text:p>
          </table:table-cell>
          <table:table-cell office:value-type="float" office:value="3590">
            <text:p>3590</text:p>
          </table:table-cell>
          <table:table-cell table:formula="of:=[.E37]/[.B37]" office:value-type="percentage" office:value="0.177424137590195">
            <text:p>17.74%</text:p>
          </table:table-cell>
          <table:table-cell table:formula="of:=[.E37]/[.D37]" office:value-type="percentage" office:value="0.000348083543153051">
            <text:p>0.03%</text:p>
          </table:table-cell>
          <table:table-cell table:formula="of:=[.G37]-[.$G$51]" office:value-type="percentage" office:value="-0.000148158582875324">
            <text:p>-0.01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Snoop Dogg</text:p>
          </table:table-cell>
          <table:table-cell office:value-type="float" office:value="9313309">
            <text:p>9313309</text:p>
          </table:table-cell>
          <table:table-cell office:value-type="float" office:value="3101">
            <text:p>3101</text:p>
          </table:table-cell>
          <table:table-cell table:formula="of:=[.E38]/[.B38]" office:value-type="percentage" office:value="0.153256894336266">
            <text:p>15.33%</text:p>
          </table:table-cell>
          <table:table-cell table:formula="of:=[.E38]/[.D38]" office:value-type="percentage" office:value="0.000332964363149553">
            <text:p>0.03%</text:p>
          </table:table-cell>
          <table:table-cell table:formula="of:=[.G38]-[.$G$51]" office:value-type="percentage" office:value="-0.000163277762878822">
            <text:p>-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Barack Obama</text:p>
          </table:table-cell>
          <table:table-cell office:value-type="float" office:value="16865200">
            <text:p>16865200</text:p>
          </table:table-cell>
          <table:table-cell office:value-type="float" office:value="5512">
            <text:p>5512</text:p>
          </table:table-cell>
          <table:table-cell table:formula="of:=[.E39]/[.B39]" office:value-type="percentage" office:value="0.272412770584165">
            <text:p>27.24%</text:p>
          </table:table-cell>
          <table:table-cell table:formula="of:=[.E39]/[.D39]" office:value-type="percentage" office:value="0.000326826838697436">
            <text:p>0.03%</text:p>
          </table:table-cell>
          <table:table-cell table:formula="of:=[.G39]-[.$G$51]" office:value-type="percentage" office:value="-0.000169415287330939">
            <text:p>-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Taylor Swift</text:p>
          </table:table-cell>
          <table:table-cell office:value-type="float" office:value="15496824">
            <text:p>15496824</text:p>
          </table:table-cell>
          <table:table-cell office:value-type="float" office:value="5000">
            <text:p>5000</text:p>
          </table:table-cell>
          <table:table-cell table:formula="of:=[.E40]/[.B40]" office:value-type="percentage" office:value="0.247108826727291">
            <text:p>24.71%</text:p>
          </table:table-cell>
          <table:table-cell table:formula="of:=[.E40]/[.D40]" office:value-type="percentage" office:value="0.000322646756522498">
            <text:p>0.03%</text:p>
          </table:table-cell>
          <table:table-cell table:formula="of:=[.G40]-[.$G$51]" office:value-type="percentage" office:value="-0.000173595369505877">
            <text:p>-0.02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Kim Kardashian</text:p>
          </table:table-cell>
          <table:table-cell office:value-type="float" office:value="15097447">
            <text:p>15097447</text:p>
          </table:table-cell>
          <table:table-cell office:value-type="float" office:value="4801">
            <text:p>4801</text:p>
          </table:table-cell>
          <table:table-cell table:formula="of:=[.E41]/[.B41]" office:value-type="percentage" office:value="0.237273895423544">
            <text:p>23.73%</text:p>
          </table:table-cell>
          <table:table-cell table:formula="of:=[.E41]/[.D41]" office:value-type="percentage" office:value="0.000318000785165863">
            <text:p>0.03%</text:p>
          </table:table-cell>
          <table:table-cell table:formula="of:=[.G41]-[.$G$51]" office:value-type="percentage" office:value="-0.000178241340862512">
            <text:p>-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Chris Brown</text:p>
          </table:table-cell>
          <table:table-cell office:value-type="float" office:value="10395889">
            <text:p>10395889</text:p>
          </table:table-cell>
          <table:table-cell office:value-type="float" office:value="3029">
            <text:p>3029</text:p>
          </table:table-cell>
          <table:table-cell table:formula="of:=[.E42]/[.B42]" office:value-type="percentage" office:value="0.149698527231393">
            <text:p>14.97%</text:p>
          </table:table-cell>
          <table:table-cell table:formula="of:=[.E42]/[.D42]" office:value-type="percentage" office:value="0.000291365173291096">
            <text:p>0.03%</text:p>
          </table:table-cell>
          <table:table-cell table:formula="of:=[.G42]-[.$G$51]" office:value-type="percentage" office:value="-0.000204876952737279">
            <text:p>-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Britney Spears</text:p>
          </table:table-cell>
          <table:table-cell office:value-type="float" office:value="17962764">
            <text:p>17962764</text:p>
          </table:table-cell>
          <table:table-cell office:value-type="float" office:value="4948">
            <text:p>4948</text:p>
          </table:table-cell>
          <table:table-cell table:formula="of:=[.E43]/[.B43]" office:value-type="percentage" office:value="0.244538894929327">
            <text:p>24.45%</text:p>
          </table:table-cell>
          <table:table-cell table:formula="of:=[.E43]/[.D43]" office:value-type="percentage" office:value="0.000275458721163402">
            <text:p>0.03%</text:p>
          </table:table-cell>
          <table:table-cell table:formula="of:=[.G43]-[.$G$51]" office:value-type="percentage" office:value="-0.000220783404864973">
            <text:p>-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Katy Perry</text:p>
          </table:table-cell>
          <table:table-cell office:value-type="float" office:value="21885737">
            <text:p>21885737</text:p>
          </table:table-cell>
          <table:table-cell office:value-type="float" office:value="5935">
            <text:p>5935</text:p>
          </table:table-cell>
          <table:table-cell table:formula="of:=[.E44]/[.B44]" office:value-type="percentage" office:value="0.293318177325294">
            <text:p>29.33%</text:p>
          </table:table-cell>
          <table:table-cell table:formula="of:=[.E44]/[.D44]" office:value-type="percentage" office:value="0.000271181180693161">
            <text:p>0.03%</text:p>
          </table:table-cell>
          <table:table-cell table:formula="of:=[.G44]-[.$G$51]" office:value-type="percentage" office:value="-0.000225060945335214">
            <text:p>-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Selena Gomez</text:p>
          </table:table-cell>
          <table:table-cell office:value-type="float" office:value="11765901">
            <text:p>11765901</text:p>
          </table:table-cell>
          <table:table-cell office:value-type="float" office:value="3178">
            <text:p>3178</text:p>
          </table:table-cell>
          <table:table-cell table:formula="of:=[.E45]/[.B45]" office:value-type="percentage" office:value="0.157062370267866">
            <text:p>15.71%</text:p>
          </table:table-cell>
          <table:table-cell table:formula="of:=[.E45]/[.D45]" office:value-type="percentage" office:value="0.000270102561631277">
            <text:p>0.03%</text:p>
          </table:table-cell>
          <table:table-cell table:formula="of:=[.G45]-[.$G$51]" office:value-type="percentage" office:value="-0.000226139564397098">
            <text:p>-0.02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Marshall Mathers</text:p>
          </table:table-cell>
          <table:table-cell office:value-type="float" office:value="11273019">
            <text:p>11273019</text:p>
          </table:table-cell>
          <table:table-cell office:value-type="float" office:value="3033">
            <text:p>3033</text:p>
          </table:table-cell>
          <table:table-cell table:formula="of:=[.E46]/[.B46]" office:value-type="percentage" office:value="0.149896214292775">
            <text:p>14.99%</text:p>
          </table:table-cell>
          <table:table-cell table:formula="of:=[.E46]/[.D46]" office:value-type="percentage" office:value="0.000269049488872502">
            <text:p>0.03%</text:p>
          </table:table-cell>
          <table:table-cell table:formula="of:=[.G46]-[.$G$51]" office:value-type="percentage" office:value="-0.000227192637155873">
            <text:p>-0.02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Nicki Minaj</text:p>
          </table:table-cell>
          <table:table-cell office:value-type="float" office:value="13157078">
            <text:p>13157078</text:p>
          </table:table-cell>
          <table:table-cell office:value-type="float" office:value="3500">
            <text:p>3500</text:p>
          </table:table-cell>
          <table:table-cell table:formula="of:=[.E47]/[.B47]" office:value-type="percentage" office:value="0.172976178709103">
            <text:p>17.30%</text:p>
          </table:table-cell>
          <table:table-cell table:formula="of:=[.E47]/[.D47]" office:value-type="percentage" office:value="0.000266016512176944">
            <text:p>0.03%</text:p>
          </table:table-cell>
          <table:table-cell table:formula="of:=[.G47]-[.$G$51]" office:value-type="percentage" office:value="-0.000230225613851431">
            <text:p>-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Lady Gaga</text:p>
          </table:table-cell>
          <table:table-cell office:value-type="float" office:value="26126052">
            <text:p>26126052</text:p>
          </table:table-cell>
          <table:table-cell office:value-type="float" office:value="6702">
            <text:p>6702</text:p>
          </table:table-cell>
          <table:table-cell table:formula="of:=[.E48]/[.B48]" office:value-type="percentage" office:value="0.33122467134526">
            <text:p>33.12%</text:p>
          </table:table-cell>
          <table:table-cell table:formula="of:=[.E48]/[.D48]" office:value-type="percentage" office:value="0.000256525555411128">
            <text:p>0.03%</text:p>
          </table:table-cell>
          <table:table-cell table:formula="of:=[.G48]-[.$G$51]" office:value-type="percentage" office:value="-0.000239716570617247">
            <text:p>-0.02%</text:p>
          </table:table-cell>
        </table:table-row>
        <table:table-row table:style-name="ro1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Rihanna</text:p>
          </table:table-cell>
          <table:table-cell office:value-type="float" office:value="21258209">
            <text:p>21258209</text:p>
          </table:table-cell>
          <table:table-cell office:value-type="float" office:value="4814">
            <text:p>4814</text:p>
          </table:table-cell>
          <table:table-cell table:formula="of:=[.E49]/[.B49]" office:value-type="percentage" office:value="0.237916378373035">
            <text:p>23.79%</text:p>
          </table:table-cell>
          <table:table-cell table:formula="of:=[.E49]/[.D49]" office:value-type="percentage" office:value="0.000226453696075714">
            <text:p>0.02%</text:p>
          </table:table-cell>
          <table:table-cell table:formula="of:=[.G49]-[.$G$51]" office:value-type="percentage" office:value="-0.000269788429952661">
            <text:p>-0.03%</text:p>
          </table:table-cell>
        </table:table-row>
        <table:table-row table:style-name="ro2">
          <table:table-cell office:value-type="string">
            <text:p>SwatchUS</text:p>
          </table:table-cell>
          <table:table-cell office:value-type="float" office:value="20234">
            <text:p>20234</text:p>
          </table:table-cell>
          <table:table-cell office:value-type="string">
            <text:p>Justin Bieber</text:p>
          </table:table-cell>
          <table:table-cell office:value-type="float" office:value="23830566">
            <text:p>23830566</text:p>
          </table:table-cell>
          <table:table-cell office:value-type="float" office:value="4145">
            <text:p>4145</text:p>
          </table:table-cell>
          <table:table-cell table:formula="of:=[.E50]/[.B50]" office:value-type="percentage" office:value="0.204853217356924">
            <text:p>20.49%</text:p>
          </table:table-cell>
          <table:table-cell table:formula="of:=[.E50]/[.D50]" office:value-type="percentage" office:value="0.000173936279985964">
            <text:p>0.02%</text:p>
          </table:table-cell>
          <table:table-cell table:formula="of:=[.G50]-[.$G$51]" office:value-type="percentage" office:value="-0.000322305846042411">
            <text:p>-0.03%</text:p>
          </table:table-cell>
        </table:table-row>
        <table:table-row table:style-name="ro1">
          <table:table-cell table:number-columns-repeated="5"/>
          <table:table-cell office:value-type="string">
            <text:p>avg:</text:p>
          </table:table-cell>
          <table:table-cell table:formula="of:=AVERAGE([.G3:.G50])" office:value-type="percentage" office:value="0.000496242126028375">
            <text:p>0.05%</text:p>
          </table:table-cell>
          <table:table-cell/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Sheet1.A1:Sheet1.AMJ1048575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3">06/23/2012</text:date>, <text:time>23:2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3T23:22:47</dc:date>
    <dc:creator>Robert Poor</dc:creator>
    <meta:document-statistic meta:table-count="1" meta:cell-count="402" meta:object-count="0"/>
    <meta:generator>OpenOffice.org/3.4$Unix OpenOffice.org_project/340m1$Build-9590</meta:generator>
  </office:meta>
</office:document-meta>
</file>